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63f6a" officeooo:paragraph-rsid="000050a9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396be" officeooo:paragraph-rsid="000050a9" style:font-size-asian="12.25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1495d8" officeooo:paragraph-rsid="000050a9" style:font-size-asian="12.25pt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16a42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0050a9" officeooo:paragraph-rsid="000050a9"/>
    </style:style>
    <style:style style:name="P6" style:family="paragraph" style:parent-style-name="Standard">
      <style:paragraph-properties fo:margin-left="10.005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495d8" officeooo:paragraph-rsid="000050a9" style:font-size-asian="12.25pt" style:font-size-complex="14pt"/>
    </style:style>
    <style:style style:name="P7" style:family="paragraph" style:parent-style-name="Standard">
      <style:paragraph-properties fo:margin-left="10.005cm" fo:margin-right="0cm" fo:line-height="150%" fo:text-align="start" style:justify-single-word="false" fo:text-indent="0cm" style:auto-text-indent="false"/>
      <style:text-properties style:font-name="Times New Roman" fo:font-size="14pt" fo:language="ru" fo:country="RU" officeooo:rsid="00116a42" officeooo:paragraph-rsid="00116a42" style:font-size-asian="12.25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0050a9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45041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145041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145041" officeooo:paragraph-rsid="00145041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ru" fo:country="RU" style:font-size-asian="12.25pt" style:font-size-complex="14pt"/>
    </style:style>
    <style:style style:name="T3" style:family="text">
      <style:text-properties style:font-name="Times New Roman" fo:font-size="14pt" fo:language="ru" fo:country="RU" officeooo:rsid="001495d8" style:font-size-asian="12.25pt" style:font-size-complex="14pt"/>
    </style:style>
    <style:style style:name="T4" style:family="text">
      <style:text-properties style:font-name="Times New Roman" fo:font-size="14pt" fo:language="ru" fo:country="RU" officeooo:rsid="00163f6a" style:font-size-asian="12.25pt" style:font-size-complex="14pt"/>
    </style:style>
    <style:style style:name="T5" style:family="text">
      <style:text-properties style:font-name="Times New Roman" fo:font-size="14pt" fo:language="ru" fo:country="RU" officeooo:rsid="00145041" style:font-size-asian="12.25pt" style:font-size-complex="14pt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style:font-size-asian="12.25pt" style:font-size-complex="14pt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officeooo:rsid="00163f6a" style:font-size-asian="12.25pt" style:font-size-complex="14pt"/>
    </style:style>
    <style:style style:name="T8" style:family="text">
      <style:text-properties style:font-name="Times New Roman" fo:font-size="14pt" fo:language="ru" fo:country="RU" style:text-underline-style="solid" style:text-underline-width="auto" style:text-underline-color="font-color" officeooo:rsid="00145041" style:font-size-asian="12.25pt" style:font-size-complex="14pt"/>
    </style:style>
    <style:style style:name="T9" style:family="text">
      <style:text-properties style:font-name="Times New Roman" fo:font-size="14pt" fo:language="en" fo:country="US" officeooo:rsid="00145041" style:font-size-asian="12.25pt" style:font-size-complex="14pt"/>
    </style:style>
    <style:style style:name="T10" style:family="text">
      <style:text-properties officeooo:rsid="00116a42"/>
    </style:style>
    <style:style style:name="T11" style:family="text">
      <style:text-properties style:font-name="sans-serif" fo:font-size="17.25pt" fo:language="ru" fo:country="RU" officeooo:rsid="00145041" style:font-size-asian="12.25pt" style:font-size-complex="14pt"/>
    </style:style>
    <style:style style:name="T12" style:family="text">
      <style:text-properties style:font-name="sans-serif" fo:font-size="19.5pt" fo:language="ru" fo:country="RU" officeooo:rsid="00145041" style:font-size-asian="12.25pt" style:font-size-complex="14pt"/>
    </style:style>
    <style:style style:name="T13" style:family="text">
      <style:text-properties style:font-name="sans-serif" fo:font-size="18.75pt" fo:language="ru" fo:country="RU" officeooo:rsid="00145041" style:font-size-asian="12.25pt" style:font-size-complex="14pt"/>
    </style:style>
    <style:style style:name="T14" style:family="text">
      <style:text-properties fo:language="ru" fo:country="RU" officeooo:rsid="00145041"/>
    </style:style>
    <style:style style:name="T15" style:family="text">
      <style:text-properties officeooo:rsid="0014504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font-size="14pt" fo:language="ru" fo:country="RU" officeooo:rsid="00145041" style:font-size-asian="12.25pt" style:font-size-complex="14pt"/>
    </style:style>
    <style:style style:name="T18" style:family="text">
      <style:text-properties style:font-name="Times New Roman" fo:font-size="14pt" fo:language="ru" fo:country="RU" officeooo:rsid="00145041" style:font-size-asian="14pt" style:font-size-complex="14pt"/>
    </style:style>
    <style:style style:name="T19" style:family="text">
      <style:text-properties style:font-name="Times New Roman" fo:font-size="14pt" fo:language="ru" fo:country="RU" fo:font-style="italic" officeooo:rsid="00145041" style:font-size-asian="14pt" style:font-style-asian="italic" style:font-size-complex="14pt" style:font-style-complex="italic"/>
    </style:style>
    <style:style style:name="T20" style:family="text">
      <style:text-properties style:font-name="Times New Roman" fo:font-size="17.25pt" fo:language="ru" fo:country="RU" officeooo:rsid="00145041" style:font-size-asian="12.25pt" style:font-size-complex="14pt"/>
    </style:style>
    <style:style style:name="T21" style:family="text">
      <style:text-properties style:font-name="Times New Roman" fo:font-size="19.5pt" fo:language="ru" fo:country="RU" officeooo:rsid="00145041" style:font-size-asian="12.25pt" style:font-size-complex="14pt"/>
    </style:style>
    <style:style style:name="T22" style:family="text">
      <style:text-properties style:font-name="Times New Roman" fo:font-size="18.75pt" fo:language="ru" fo:country="RU" officeooo:rsid="00145041" style:font-size-asian="12.25pt" style:font-size-complex="14pt"/>
    </style:style>
    <style:style style:name="T23" style:family="text">
      <style:text-properties fo:font-size="14pt" fo:language="ru" fo:country="RU" officeooo:rsid="00145041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ИОНАЛЬНЫЙ ИССЛЕДОВАТЕЛЬСКИЙ УНИВЕРСИТЕТ «ИТМО»</text:p>
      <text:p text:style-name="P2"/>
      <text:p text:style-name="P2"/>
      <text:p text:style-name="P2"/>
      <text:p text:style-name="P2">Мегафакультет Компьютерных Технологий и Управления</text:p>
      <text:p text:style-name="P3">Факультет Программной Инженерии и Компьютерной Техники</text:p>
      <text:p text:style-name="P3"/>
      <text:p text:style-name="P3"/>
      <text:p text:style-name="P3">Направление: «Информатика и Вычислительная Техника»</text:p>
      <text:p text:style-name="P3"/>
      <text:p text:style-name="P3"/>
      <text:p text:style-name="P3">Отчет к лабораторной работе №<text:span text:style-name="T10">2</text:span></text:p>
      <text:p text:style-name="P4"><text:span text:style-name="T3">«</text:span><text:span text:style-name="T5">Исследование языков разметки документов</text:span><text:span text:style-name="T3">»</text:span></text:p>
      <text:p text:style-name="P5"><text:span text:style-name="T3">В</text:span><text:span text:style-name="T2">ариант 1</text:span><text:span text:style-name="T5">4</text:span></text:p>
      <text:p text:style-name="P3"/>
      <text:p text:style-name="P6">Выполнил:</text:p>
      <text:p text:style-name="P6">студент группы <text:span text:style-name="T1">P3132 </text:span></text:p>
      <text:p text:style-name="P6">Бойко Владислав Алексеевич</text:p>
      <text:p text:style-name="P6"/>
      <text:p text:style-name="P6">Принял:</text:p>
      <text:p text:style-name="P6">преподаватель </text:p>
      <text:p text:style-name="P7">Рудникова Тамара Владимировна</text:p>
      <text:p text:style-name="P1"/>
      <text:p text:style-name="P1"/>
      <text:p text:style-name="P1"/>
      <text:p text:style-name="P1"/>
      <text:p text:style-name="P1">Санкт-Петербург</text:p>
      <text:p text:style-name="P8"><text:span text:style-name="T4">2020 г.</text:span></text:p>
      <text:p text:style-name="P9"><text:soft-page-break/><text:span text:style-name="T7">Ц</text:span><text:span text:style-name="T8">ель работы:</text:span><text:span text:style-name="T5"> научиться работать с языками разметки документов, такими как: </text:span><text:span text:style-name="T9">JSON, YAML, XML, PROTOBUF. </text:span><text:span text:style-name="T5">Освежить знания о языке программирования </text:span><text:span text:style-name="T9">Python. </text:span><text:span text:style-name="T5">Написать программу, осуществляющую парсинг из одного языка и конвертацию в другой (заранее подготовить файл в соответствии с вариантом).</text:span></text:p>
      <text:p text:style-name="P9"><text:span text:style-name="T5"/></text:p>
      <text:p text:style-name="P9"><text:span text:style-name="T8">Задание:</text:span></text:p>
      <text:p text:style-name="P9"><text:span text:style-name="T18">1.Определить номер варианта как остаток деления на 35 порядкового номера в списке группы в ISU. В случае, если в данный день недели нет занятий, то увеличить номер варианта на восемь.</text:span></text:p>
      <text:p text:style-name="P9"><text:span text:style-name="T18">2.Изучить форму Бэкуса-Наура.</text:span></text:p>
      <text:p text:style-name="P9"><text:span text:style-name="T18">3.Изучить особенности языков разметки/форматов JSON, YAML, XML, PROTOBUF.</text:span></text:p>
      <text:p text:style-name="P9"><text:span text:style-name="T18">4.Понять устройство страницы с расписанием для своей группы: </text:span><text:a xlink:type="simple" xlink:href="https://itmo.ru/ru/schedule/0/P3132/schedule.htm" text:style-name="Internet_20_link" text:visited-style-name="Visited_20_Internet_20_Link">https://itmo.ru/ru/schedule/0/P3132/schedule.htm</text:a></text:p>
      <text:p text:style-name="P9"><text:span text:style-name="T18">5.Исходя из структуры расписания конкретного дня, сформировать файл с расписанием в формате, указанном в задании в качестве исходного.</text:span></text:p>
      <text:p text:style-name="P9"><text:span text:style-name="T18">6.Написать программу на языке Python3.x, которая бы осуществляла парсинг и конвертацию исходного файла в новый.</text:span></text:p>
      <text:p text:style-name="P9"><text:span text:style-name="T18">7.Нельзя использовать готовые библиотеки, кроме re (регулярные выражения в Python) и библиотеки для загрузки XML-файлов.</text:span></text:p>
      <text:p text:style-name="P9"><text:span text:style-name="T18">8.</text:span><text:span text:style-name="T19">Необязательное задание для получения оценки «4»и «5» </text:span><text:span text:style-name="T18">(позволяет набрать от 75 до 89 процентов от максимального числа баллов БаРС за данную лабораторную).</text:span></text:p>
      <text:p text:style-name="P9"><text:span text:style-name="T18"><text:tab/>a) Найти готовые библиотеки, осуществляющие аналогичный парсинг и конвертацию файлов.</text:span></text:p>
      <text:p text:style-name="P9"><text:span text:style-name="T18"><text:tab/>b)Сравнить полученные результаты и объяснить их сходство/различие.</text:span></text:p>
      <text:p text:style-name="P9"><text:span text:style-name="T18">9.</text:span><text:span text:style-name="T19">Необязательное задание для получения оценки «5» </text:span><text:span text:style-name="T18">(позволяет набрать от 90 до 100 процентов от максимального числа баллов БаРС за данную лабораторную).</text:span></text:p>
      <text:p text:style-name="P9"><text:soft-page-break/><text:span text:style-name="T18"><text:tab/>a)Используя свою программу и найденные готовые библиотеки, сравнить десятикратное время выполнения парсинга + конвертации в цикле.</text:span></text:p>
      <text:p text:style-name="P9"><text:span text:style-name="T18"><text:tab/>b)Проанализировать полученные результаты и объяснить их сходство/различие.</text:span></text:p>
      <text:p text:style-name="P9"><text:span text:style-name="T18">10.Проверить, что все пункты задания выполнены и выполнены верно.</text:span></text:p>
      <text:p text:style-name="P9"><text:span text:style-name="T18">11.Написать отчёт о проделанной работе.</text:span></text:p>
      <text:p text:style-name="P9"><text:span text:style-name="T18">12.Подготовиться к устным вопросам на защите.</text:span></text:p>
      <text:p text:style-name="P10"><text:span text:style-name="T14"/></text:p>
      <text:p text:style-name="P11"><text:span text:style-name="T16">Ход работы:</text:span> 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0-10-11T20:22:15.578000000</dc:date>
    <meta:editing-duration>PT8H33M44S</meta:editing-duration>
    <meta:editing-cycles>3</meta:editing-cycles>
    <meta:document-statistic meta:table-count="0" meta:image-count="0" meta:object-count="0" meta:page-count="3" meta:paragraph-count="34" meta:word-count="288" meta:character-count="2293" meta:non-whitespace-character-count="2032"/>
  </office:meta>
</office:document-meta>
</file>